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OCTYPE html&gt;</text:p>
      <text:p text:style-name="Standard">&lt;html&gt;</text:p>
      <text:p text:style-name="Standard">&lt;head&gt;</text:p>
      <text:p text:style-name="Standard"><text:tab/>&lt;title&gt;Tribute Page&lt;/title&gt;</text:p>
      <text:p text:style-name="Standard"><text:tab/>&lt;link rel="stylesheet" type="text/css" href="style.css"&gt;</text:p>
      <text:p text:style-name="Standard">&lt;/head&gt;</text:p>
      <text:p text:style-name="Standard">&lt;body&gt;</text:p>
      <text:p text:style-name="Standard"><text:tab/></text:p>
      <text:p text:style-name="Standard">&lt;div id="main"&gt;</text:p>
      <text:p text:style-name="Standard"><text:tab/></text:p>
      <text:p text:style-name="Standard"><text:tab/>&lt;h2 id="title"&gt;Waseem Akram&lt;/h2&gt;</text:p>
      <text:p text:style-name="Standard"><text:tab/>&lt;div id="img-div"&gt;</text:p>
      <text:p text:style-name="Standard"><text:tab/><text:tab/>&lt;img id="image" src="https://www.worldnewspakistan.com/wp-content/uploads/2019/06/pakistans-performance-against-south-africa-a-perfect-answer-to-critics-wasim-akram.png"&gt;</text:p>
      <text:p text:style-name="Standard"><text:tab/><text:tab/>&lt;div id="img-caption"&gt;&lt;p id="tribute-info"&gt;Wasim Akram (born 3 June 1966) is a Pakistani cricket commentator, coach and former cricketer, captain of Pakistan national cricket team. He is widely acknowledged as one of the greatest bowlers of all time.</text:p>
      <text:p text:style-name="Standard">&lt;br&gt;&lt;br&gt;</text:p>
      <text:p text:style-name="Standard"><text:tab/><text:tab/> He is also known as "Sultan of Swing". A left-arm fast bowler who could bowl with significant pace, he represented the Pakistan cricket team in Test cricket and One Day International (ODI) matches. In October 2013, Wasim Akram was the only Pakistani cricketer to be named in an all-time Test World XI to mark the 150th anniversary of Wisden Cricketers' Almanack.</text:p>
      <text:p text:style-name="Standard">&lt;br&gt;&lt;br&gt;</text:p>
      <text:p text:style-name="Standard"/>
      <text:p text:style-name="Standard">He was the first bowler to reach the 500-wicket mark in ODI cricket during the 2003 World Cup. In 2002, Wisden released its only list of best players of all time. Wasim was ranked as the best bowler in ODI of all time, with a rating of, ahead of Allan Donald, Imran Khan, Waqar Younis, Joel Garner, Glenn McGrath and Muralitharan. Wasim took 23 four-wicket hauls in 356 ODI matches played. On 30 September 2009, Akram was one of five new members inducted into the ICC Cricket Hall of Fame. He was the bowling coach of Kolkata Knight Riders. However, he took a break from the position for IPL 6, citing a need to spend more time with family in Karachi, and he took a further break from IPL 2017; and was replaced by Lakshmipathy Balaji.</text:p>
      <text:p text:style-name="Standard">&lt;br&gt;&lt;br&gt;</text:p>
      <text:p text:style-name="Standard">He was working as director and bowling coach of Islamabad United in Pakistan Super League, until he left to join Multan Sultans in August 2017. In October 2018, he was named in the Pakistan Cricket Board's seven-member advisory cricket committee. In November 2018, he joined PSL franchise, Karachi Kings, as a President.</text:p>
      <text:p text:style-name="Standard">&lt;br&gt;&lt;br&gt;</text:p>
      <text:p text:style-name="Standard">The Government of Pakistan awarded him the Hilal-e-Imtiaz on 23 March 2019 on his life time achievements In field of Cricket&lt;/p&gt;&lt;/div&gt;</text:p>
      <text:p text:style-name="Standard"><text:tab/>&lt;/div&gt;</text:p>
      <text:p text:style-name="Standard"><text:tab/>&lt;a id="tribute-link" href="https://en.wikipedia.org/wiki/Wasim_Akram" target="_blank"&gt; Information source &lt;/a&gt;</text:p>
      <text:p text:style-name="Standard">&lt;/div&gt;</text:p>
      <text:p text:style-name="Standard">&lt;section class="cardleft"&gt;&lt;/section&gt;</text:p>
      <text:p text:style-name="Standard">&lt;/body&gt;</text:p>
      <text:p text:style-name="Standard">&lt;script src="https://cdn.freecodecamp.org/testable-projects-fcc/v1/bundle.js"&gt;&lt;/script&gt;</text:p>
      <text:p text:style-name="Standard">&lt;/html&gt;</text:p>
      <text:p text:style-name="Standard">--------------------------css- <text:s/>a Tribute-info page css------------------</text:p>
      <text:p text:style-name="Standard"/>
      <text:p text:style-name="Standard">body</text:p>
      <text:p text:style-name="Standard"><text:soft-page-break/>{</text:p>
      <text:p text:style-name="Standard"><text:tab/>text-align: center;</text:p>
      <text:p text:style-name="Standard"><text:tab/>font-family: Arial black;</text:p>
      <text:p text:style-name="Standard">}</text:p>
      <text:p text:style-name="Standard">img{</text:p>
      <text:p text:style-name="Standard"><text:tab/>max-width: 100%;</text:p>
      <text:p text:style-name="Standard"><text:tab/>height: auto;</text:p>
      <text:p text:style-name="Standard"><text:tab/>display: block;</text:p>
      <text:p text:style-name="Standard"><text:tab/>padding-left: 50px;</text:p>
      <text:p text:style-name="Standard">}</text:p>
      <text:p text:style-name="Standard">#img-div{</text:p>
      <text:p text:style-name="Standard"><text:tab/>margin-left: 230px;</text:p>
      <text:p text:style-name="Standard">}</text:p>
      <text:p text:style-name="Standard">#img-caption{</text:p>
      <text:p text:style-name="Standard">text-align: left;</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uhammad nabi</meta:initial-creator>
    <meta:creation-date>2020-05-28T06:16:53.83</meta:creation-date>
    <dc:date>2020-06-11T17:17:18.93</dc:date>
    <dc:creator>muhammad nabi</dc:creator>
    <meta:editing-duration>PT13H13M15S</meta:editing-duration>
    <meta:editing-cycles>2</meta:editing-cycles>
    <meta:generator>OpenOffice/4.1.5$Win32 OpenOffice.org_project/415m1$Build-9789</meta:generator>
    <meta:document-statistic meta:table-count="0" meta:image-count="0" meta:object-count="0" meta:page-count="2" meta:paragraph-count="47" meta:word-count="379" meta:character-count="2723"/>
  </office:meta>
</office:document-meta>
</file>